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4c4c4c" style:font-name="Arial"/>
    </style:style>
    <style:style style:name="P2" style:family="paragraph" style:parent-style-name="Heading_20_2">
      <style:paragraph-properties fo:break-before="page"/>
      <style:text-properties fo:color="#4c4c4c" style:font-name="Arial"/>
    </style:style>
    <style:style style:name="P3" style:family="paragraph" style:parent-style-name="Heading_20_2">
      <style:paragraph-properties fo:break-before="page"/>
      <style:text-properties fo:color="#4c4c4c" style:font-name="Arial" fo:font-size="16pt" style:font-size-asian="16pt" style:font-size-complex="16pt"/>
    </style:style>
    <style:style style:name="P4" style:family="paragraph" style:parent-style-name="Heading_20_2">
      <style:text-properties fo:color="#4c4c4c" style:font-name="Arial"/>
    </style:style>
    <style:style style:name="P5" style:family="paragraph" style:parent-style-name="Heading_20_2">
      <style:text-properties fo:color="#4c4c4c" style:font-name="Arial" fo:font-size="16pt" style:font-size-asian="16pt" style:font-size-complex="16pt"/>
    </style:style>
    <style:style style:name="P6" style:family="paragraph" style:parent-style-name="Heading_20_2">
      <style:text-properties fo:color="#4c4c4c" style:font-name="Arial" fo:font-size="14pt" style:font-size-asian="14pt" style:font-size-complex="14pt"/>
    </style:style>
    <style:style style:name="P7" style:family="paragraph" style:parent-style-name="Heading_20_3">
      <style:text-properties fo:color="#4c4c4c" style:font-name="Arial"/>
    </style:style>
    <style:style style:name="P8" style:family="paragraph" style:parent-style-name="Heading_20_3">
      <style:text-properties fo:color="#4c4c4c" style:font-name="Arial" fo:font-size="12pt" style:font-size-asian="12pt" style:font-size-complex="12pt"/>
    </style:style>
    <style:style style:name="P9" style:family="paragraph" style:parent-style-name="Text_20_body">
      <style:text-properties fo:color="#4c4c4c" style:font-name="Arial"/>
    </style:style>
    <style:style style:name="P10" style:family="paragraph" style:parent-style-name="Text_20_body">
      <style:text-properties fo:color="#4c4c4c" style:font-name="Arial" style:text-underline-style="none"/>
    </style:style>
    <style:style style:name="P11" style:family="paragraph" style:parent-style-name="Heading_20_4">
      <style:text-properties fo:color="#4c4c4c" style:font-name="Arial" fo:font-size="14pt" style:font-size-asian="14pt" style:font-size-complex="14pt"/>
    </style:style>
    <style:style style:name="P12" style:family="paragraph" style:parent-style-name="Text_20_body" style:list-style-name="L1">
      <style:text-properties fo:color="#4c4c4c" style:font-name="Arial"/>
    </style:style>
    <style:style style:name="P13" style:family="paragraph" style:parent-style-name="Text_20_body" style:list-style-name="L2">
      <style:text-properties fo:color="#4c4c4c" style:font-name="Arial"/>
    </style:style>
    <style:style style:name="P14" style:family="paragraph" style:parent-style-name="Text_20_body" style:list-style-name="L3">
      <style:text-properties fo:color="#4c4c4c" style:font-name="Arial"/>
    </style:style>
    <style:style style:name="P15" style:family="paragraph" style:parent-style-name="Text_20_body" style:list-style-name="L5">
      <style:text-properties fo:color="#4c4c4c" style:font-name="Arial"/>
    </style:style>
    <style:style style:name="P16" style:family="paragraph" style:parent-style-name="Text_20_body" style:list-style-name="L6">
      <style:text-properties fo:color="#4c4c4c" style:font-name="Arial"/>
    </style:style>
    <style:style style:name="P17" style:family="paragraph" style:parent-style-name="Text_20_body" style:list-style-name="L7">
      <style:text-properties fo:color="#4c4c4c" style:font-name="Arial"/>
    </style:style>
    <style:style style:name="P18" style:family="paragraph" style:parent-style-name="Text_20_body" style:list-style-name="L8">
      <style:text-properties fo:color="#4c4c4c" style:font-name="Arial"/>
    </style:style>
    <style:style style:name="P19" style:family="paragraph" style:parent-style-name="Text_20_body" style:list-style-name="L9">
      <style:text-properties fo:color="#4c4c4c" style:font-name="Arial"/>
    </style:style>
    <style:style style:name="P20" style:family="paragraph" style:parent-style-name="Text_20_body" style:list-style-name="L4"/>
    <style:style style:name="P21" style:family="paragraph" style:parent-style-name="Text_20_body" style:list-style-name="L1">
      <style:paragraph-properties fo:margin-top="0cm" fo:margin-bottom="0cm"/>
      <style:text-properties style:font-name="Arial"/>
    </style:style>
    <style:style style:name="P22" style:family="paragraph" style:parent-style-name="Text_20_body" style:list-style-name="L1">
      <style:paragraph-properties fo:margin-top="0cm" fo:margin-bottom="0cm"/>
      <style:text-properties fo:color="#4c4c4c" style:font-name="Arial"/>
    </style:style>
    <style:style style:name="P23" style:family="paragraph" style:parent-style-name="Text_20_body" style:list-style-name="L2">
      <style:paragraph-properties fo:margin-top="0cm" fo:margin-bottom="0cm"/>
      <style:text-properties fo:color="#4c4c4c" style:font-name="Arial"/>
    </style:style>
    <style:style style:name="P24" style:family="paragraph" style:parent-style-name="Text_20_body" style:list-style-name="L3">
      <style:paragraph-properties fo:margin-top="0cm" fo:margin-bottom="0cm"/>
      <style:text-properties fo:color="#4c4c4c" style:font-name="Arial"/>
    </style:style>
    <style:style style:name="P25" style:family="paragraph" style:parent-style-name="Text_20_body" style:list-style-name="L4">
      <style:paragraph-properties fo:margin-top="0cm" fo:margin-bottom="0cm"/>
      <style:text-properties fo:color="#4c4c4c" style:font-name="Arial"/>
    </style:style>
    <style:style style:name="P26" style:family="paragraph" style:parent-style-name="Text_20_body" style:list-style-name="L5">
      <style:paragraph-properties fo:margin-top="0cm" fo:margin-bottom="0cm"/>
      <style:text-properties fo:color="#4c4c4c" style:font-name="Arial"/>
    </style:style>
    <style:style style:name="P27" style:family="paragraph" style:parent-style-name="Text_20_body" style:list-style-name="L6">
      <style:paragraph-properties fo:margin-top="0cm" fo:margin-bottom="0cm"/>
      <style:text-properties fo:color="#4c4c4c" style:font-name="Arial"/>
    </style:style>
    <style:style style:name="P28" style:family="paragraph" style:parent-style-name="Text_20_body" style:list-style-name="L7">
      <style:paragraph-properties fo:margin-top="0cm" fo:margin-bottom="0cm"/>
      <style:text-properties fo:color="#4c4c4c" style:font-name="Arial"/>
    </style:style>
    <style:style style:name="P29" style:family="paragraph" style:parent-style-name="Text_20_body" style:list-style-name="L8">
      <style:paragraph-properties fo:margin-top="0cm" fo:margin-bottom="0cm"/>
      <style:text-properties fo:color="#4c4c4c" style:font-name="Arial"/>
    </style:style>
    <style:style style:name="P30" style:family="paragraph" style:parent-style-name="Text_20_body" style:list-style-name="L9">
      <style:paragraph-properties fo:margin-top="0cm" fo:margin-bottom="0cm"/>
      <style:text-properties fo:color="#4c4c4c" style:font-name="Arial"/>
    </style:style>
    <style:style style:name="T1" style:family="text">
      <style:text-properties fo:font-style="italic"/>
    </style:style>
    <style:style style:name="T2" style:family="text">
      <style:text-properties fo:font-weight="bold"/>
    </style:style>
    <style:style style:name="T3" style:family="text">
      <style:text-properties style:text-underline-style="none"/>
    </style:style>
    <style:style style:name="T4" style:family="text">
      <style:text-properties fo:color="#4c4c4c"/>
    </style:style>
    <style:style style:name="T5" style:family="text">
      <style:text-properties fo:color="#4c4c4c" style:font-name="Arial"/>
    </style:style>
    <style:style style:name="T6" style:family="text">
      <style:text-properties fo:color="#4c4c4c" style:font-name="Arial" fo:font-size="18pt" style:text-underline-style="none" style:font-size-asian="18pt" style:font-size-complex="18pt"/>
    </style:style>
    <style:style style:name="T7" style:family="text">
      <style:text-properties fo:color="#4c4c4c" style:font-name="Arial" fo:font-size="16pt" style:text-underline-style="none" style:font-size-asian="16pt" style:font-size-complex="16pt"/>
    </style:style>
    <style:style style:name="T8" style:family="text">
      <style:text-properties fo:color="#4c4c4c" style:font-name="Arial" fo:font-style="italic"/>
    </style:style>
    <style:style style:name="T9" style:family="text">
      <style:text-properties fo:color="#ff3333" fo:font-weight="bold"/>
    </style:style>
    <style:style style:name="T10" style:family="text">
      <style:text-properties fo:color="#ffd320" fo:font-weight="bold"/>
    </style:style>
    <style:style style:name="T11" style:family="text">
      <style:text-properties fo:color="#b3b3b3"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buddycloud.com/help"><text:span text:style-name="T6">Overview</text:span></text:a></text:h>
      <text:h text:style-name="Heading_20_2" text:outline-level="2" text:is-list-header="true"><text:a xlink:type="simple" xlink:href="http://buddycloud.com/help"><text:span text:style-name="T7">Introduction</text:span></text:a></text:h>
      <text:p text:style-name="P10">Buddycloud channels gives you a new way to broadcast your awesomeness to your followers. Buddycloud channels enables you to become famous for your unique knowledge about a place or topic and to build up a community of followers.</text:p>
      <text:p text:style-name="P9"><text:span text:style-name="T3">With Buddycloud </text:span>you can create a topic channel around what you are good at, or a personal channel all about you. Buddycloud will automatically share your current location as a meaningful place bookmark with your followers, or at the city level with everybody else.</text:p>
      <text:p text:style-name="P9">Buddycloud gives you a new level of interactivity with your followers and shows your channel's rising popularity. Keep going all day at low costs and without depleting your phone's battery, due to Buddycloud's low data usage, Share your location continuously, yet in a controlled, safe way.</text:p>
      <text:p text:style-name="P9"/>
      <text:h text:style-name="P5" text:outline-level="2" text:is-list-header="true">Cost</text:h>
      <text:p text:style-name="P9">Buddycloud channels for mobile is free from Buddycloud to download and use. However, your mobile service provider may charge for data usage, which includes the download and use.</text:p>
      <text:p text:style-name="P9">We recommend the use of an unlimited data plan. Please contact your mobile service provider to check the cost of data usage on you phone and plan.</text:p>
      <text:p text:style-name="P9"/>
      <text:h text:style-name="P5" text:outline-level="2" text:is-list-header="true">Data plans</text:h>
      <text:p text:style-name="P9">In order to use the features of Buddycloud channels, your phone needs to connect to the internet. Your service provider may charge you for this. Make sure you know your service provider's rates before accessing the internet from your mobile phone. Most service providers offer special data-packages that makes mobile internet affordable. An unlimited data plan is strongly recommended for continuous usage.</text:p>
      <text:p text:style-name="P1"/>
      <text:h text:style-name="P2" text:outline-level="2" text:is-list-header="true">Installation</text:h>
      <text:h text:style-name="P5" text:outline-level="2" text:is-list-header="true">Installing</text:h>
      <text:p text:style-name="P9">To install Buddycloud channel for mobile on your phone, please follow these steps:</text:p>
      <text:p text:style-name="P9">If you have an App Store application on your phone, open it and search for <text:span text:style-name="T1">"Buddycloud"</text:span>, then follow the Install instructions. Otherwise follow the below steps from your phone or PC.</text:p>
      <text:list text:style-name="L1">
        <text:list-item>
          <text:p text:style-name="P21"><text:span text:style-name="T4">Go to </text:span><text:a xlink:type="simple" xlink:href="http://m.buddycloud.com/">m.buddycloud.com</text:a><text:span text:style-name="T4"> from your phone's browser. </text:span></text:p>
        </text:list-item>
        <text:list-item>
          <text:p text:style-name="P22">Select the correct installation file for your phone. </text:p>
        </text:list-item>
        <text:list-item>
          <text:p text:style-name="P12">Follow the on-screen Install instructions. </text:p>
        </text:list-item>
      </text:list>
      <text:p text:style-name="P1"/>
      <text:h text:style-name="P5" text:outline-level="2" text:is-list-header="true">Backup &amp; Restore</text:h>
      <text:p text:style-name="P9">The Buddycloud application is Backup and Restore compatible. Please see Nokia PC Suite for more details on how to Backup and Restore your phone and applications.</text:p>
      <text:p text:style-name="P1"/>
      <text:h text:style-name="P5" text:outline-level="2" text:is-list-header="true">Uninstalling</text:h>
      <text:p text:style-name="P9">To uninstall Buddycloud channels from your phone, please follow these instructions:</text:p>
      <text:list text:style-name="L2">
        <text:list-item>
          <text:p text:style-name="P23">From the Menu, select Settings, then Installed Apps. </text:p>
        </text:list-item>
        <text:list-item>
          <text:p text:style-name="P23">Scroll through the list of applications until Buddycloud channel is highlighted. </text:p>
        </text:list-item>
        <text:list-item>
          <text:p text:style-name="P13">Select Options, then press Uninstall, and confirm the application's removal. </text:p>
        </text:list-item>
      </text:list>
      <text:p text:style-name="P1"/>
      <text:h text:style-name="P2" text:outline-level="2" text:is-list-header="true">Getting started</text:h>
      <text:h text:style-name="P5" text:outline-level="2" text:is-list-header="true">Account setup</text:h>
      <text:p text:style-name="P9">When first starting Buddycloud channels you will need to enter your account details to connect. Buddycloud channels allows you to use any XMPP/Jabber Id to connect, for example, if you have an existing Google or Ovi account you can use that. If you do not have an existing account you can also register for a new one with Buddycloud.</text:p>
      <text:list text:style-name="L3">
        <text:list-item>
          <text:p text:style-name="P24">Start the Buddycloud application from the menu. </text:p>
        </text:list-item>
        <text:list-item>
          <text:p text:style-name="P24">Follow the Setup wizard, entering either an existing account or registering a new one </text:p>
        </text:list-item>
        <text:list-item>
          <text:p text:style-name="P24">You will then be connected to the internet. </text:p>
        </text:list-item>
        <text:list-item>
          <text:p text:style-name="P14">Start browsing the 'cloud </text:p>
        </text:list-item>
      </text:list>
      <text:h text:style-name="P4" text:outline-level="2" text:is-list-header="true"/>
      <text:h text:style-name="P3" text:outline-level="2" text:is-list-header="true">A brief guide to BC</text:h>
      <text:p text:style-name="P9">Once you have completed the Setup wizard, you will be taken to the main application, starting in the <text:span text:style-name="T1">Explorer</text:span> tab. The application has three main tabs, the <text:span text:style-name="T1">Following</text:span>, <text:span text:style-name="T1">Places</text:span>, and <text:span text:style-name="T1">Explorer</text:span> tabs. Once you have some Channels that you are following, you will start in the <text:span text:style-name="T1">Following</text:span> tab by default.</text:p>
      <text:h text:style-name="P7" text:outline-level="3" text:is-list-header="true">Following tab</text:h>
      <text:p text:style-name="Text_20_body"><text:span text:style-name="T5">Here you will see all the contacts and topic channels that you are following. Items bubble to the top by activity. A </text:span><text:span text:style-name="T8">star</text:span><text:span text:style-name="T5"> by the side of the item means you have unread Channel posts, and an </text:span><text:span text:style-name="T8">envelope</text:span><text:span text:style-name="T5"> unread private messages. </text:span><text:a xlink:type="simple" xlink:href="http://buddycloud.com/cms/node/155">See more...</text:a></text:p>
      <text:h text:style-name="P7" text:outline-level="3" text:is-list-header="true">Channels</text:h>
      <text:p text:style-name="Text_20_body"><text:span text:style-name="T5">A Channel is a place where a micro-community of people can post. There are three types of Channels: Personal channels, Topic channels, and Location channels. </text:span><text:a xlink:type="simple" xlink:href="http://buddycloud.com/cms/node/161">See more...</text:a></text:p>
      <text:h text:style-name="P7" text:outline-level="3" text:is-list-header="true">Places tab</text:h>
      <text:p text:style-name="Text_20_body"><text:span text:style-name="T5">In the Places tab you will see your current place/location at the top. Following that are all the places that you have bookmarked. You can bookmark a new place, or set your next place in this tab. </text:span><text:a xlink:type="simple" xlink:href="http://buddycloud.com/cms/node/156">See more...</text:a></text:p>
      <text:h text:style-name="P7" text:outline-level="3" text:is-list-header="true">Explorer tab</text:h>
      <text:p text:style-name="Text_20_body"><text:span text:style-name="T5">The Explorer tab is a window to browse the 'cloud. Using the Explorer tab you can browse what's Nearby to you and other contacts, see most popular Channels, see what Channel's a contact is following, and even all the followers of a Channel. </text:span><text:a xlink:type="simple" xlink:href="http://buddycloud.com/cms/node/157">See more...</text:a></text:p>
      <text:p text:style-name="P1"/>
      <text:h text:style-name="P3" text:outline-level="2" text:is-list-header="true">What are Channels?</text:h>
      <text:p text:style-name="P9">A Channel is a place where a micro-community of people can post. There are three types of Channels: Personal channels, Topic channels, and Location channels.</text:p>
      <text:h text:style-name="P7" text:outline-level="3" text:is-list-header="true">Personal channels</text:h>
      <text:p text:style-name="P9">Every person using Buddycloud has there <text:span text:style-name="T1">very own</text:span> channel. This channel can only be read and posted to by the contacts who follow the person. </text:p>
      <text:h text:style-name="P7" text:outline-level="3" text:is-list-header="true">Topic channels</text:h>
      <text:p text:style-name="Text_20_body"><text:span text:style-name="T5">Topic channels can being created by anyone using Buddycloud. Each one is based around a certain topic or theme (eg. "#Football", "#Beer" or "#WeLoveMusic"). You can explore find channels to follow through your contacts, or in the Explorer tab. </text:span><text:a xlink:type="simple" xlink:href="http://buddycloud.com/cms/node/157">See more...</text:a></text:p>
      <text:h text:style-name="P7" text:outline-level="3" text:is-list-header="true">Location channels</text:h>
      <text:p text:style-name="P9">Location channels are channels that are created around a certain region or place. The channel can be specific to either an area / city (eg. "#Munich" or "#Oktoberfest") or a place / landmark (eg. "#Sydney-Opera-House" or "#Times-Square").</text:p>
      <text:p text:style-name="P1"/>
      <text:h text:style-name="P3" text:outline-level="2" text:is-list-header="true">Creating a new channel</text:h>
      <text:p text:style-name="Text_20_body"><text:span text:style-name="T5">It's easy to create a new channel on Buddycloud. To start a new channel go to the </text:span><text:a xlink:type="simple" xlink:href="http://buddycloud.com/cms/node/157">Explorer tab</text:a><text:span text:style-name="T5"> in the application and select '</text:span><text:span text:style-name="T8">Options &gt; Create channel</text:span><text:span text:style-name="T5">' from the menu. </text:span></text:p>
      <text:p text:style-name="P9">To create a channel, the channel needs a unique #Channel Id. You can first enter a channel title (eg. "Cycling In Den Haag"), and the channel id will be generated (eg. "#Cycling-In-Den-Haag"). If the #Channel Id already exists, there will be an error displayed, and you will have to edit the Id.</text:p>
      <text:p text:style-name="Text_20_body"><text:span text:style-name="T5">You can also set the type of Access people have to your channels. There are two types of access, either '</text:span><text:span text:style-name="T8">Open channel</text:span><text:span text:style-name="T5">' or '</text:span><text:span text:style-name="T8">Members only</text:span><text:span text:style-name="T5">' </text:span><text:a xlink:type="simple" xlink:href="http://buddycloud.com/cms/node/164">See more...</text:a></text:p>
      <text:list text:style-name="L4">
        <text:list-item>
          <text:p text:style-name="P25">With '<text:span text:style-name="T1">Open channel</text:span>' anyone is allowed to follow this channel, and can read only to start with. </text:p>
        </text:list-item>
        <text:list-item>
          <text:p text:style-name="P20"><text:span text:style-name="T5">With '</text:span><text:span text:style-name="T8">Members only</text:span><text:span text:style-name="T5">' access a channel can only be read if the </text:span><text:a xlink:type="simple" xlink:href="http://buddycloud.com/cms/node/164">moderators</text:a><text:span text:style-name="T5"> of the channel allows them. Only allowed they can read and post to start with. </text:span></text:p>
        </text:list-item>
      </text:list>
      <text:p text:style-name="Text_20_body"><text:span text:style-name="T5">Once you have finished you can start telling all your followers about your #awesome new channel, start </text:span><text:a xlink:type="simple" xlink:href="http://buddycloud.com/cms/node/163">posting</text:a><text:span text:style-name="T5">, and make some channel followers </text:span><text:a xlink:type="simple" xlink:href="http://buddycloud.com/cms/node/164">moderators</text:a><text:span text:style-name="T5">.</text:span></text:p>
      <text:p text:style-name="P1"/>
      <text:h text:style-name="P5" text:outline-level="2" text:is-list-header="true">Posting to a channel</text:h>
      <text:p text:style-name="P9">When posting to a channel you should know that there are three types of posting. They are '<text:span text:style-name="T1">Post topic</text:span>', '<text:span text:style-name="T1">Post media</text:span>', and '<text:span text:style-name="T1">Post comment</text:span>'.</text:p>
      <text:h text:style-name="P7" text:outline-level="3" text:is-list-header="true">Post topic</text:h>
      <text:p text:style-name="P9">To start a new topic in a channel, you use '<text:span text:style-name="T1">Post topic</text:span>'. This starts a new topic in a channel for others to read and <text:span text:style-name="T1">comment</text:span> on.</text:p>
      <text:h text:style-name="P7" text:outline-level="3" text:is-list-header="true">Post media</text:h>
      <text:p text:style-name="P9">To post media to a channel, select '<text:span text:style-name="T1">Post media</text:span>' from the menu. Follow the link to upload your media, then once successful, your media post will appear as a new <text:span text:style-name="T1">topic</text:span> in the channel.</text:p>
      <text:h text:style-name="P7" text:outline-level="3" text:is-list-header="true">Post comment</text:h>
      <text:p text:style-name="P9">You can comment on any <text:span text:style-name="T1">topic</text:span> in a channel. The comment you post should relate to the original <text:span text:style-name="T1">topic</text:span> post. Each comment appears indented from the original <text:span text:style-name="T1">topic</text:span>.</text:p>
      <text:p text:style-name="P1"/>
      <text:h text:style-name="P2" text:outline-level="2" text:is-list-header="true">Manage your channels</text:h>
      <text:p text:style-name="P9">As a producer or moderator you have total control over your channels. From setting the title &amp; description and setting the access rights. Managing each persons permission and electing channel moderators. To management of all the channel's content.</text:p>
      <text:h text:style-name="P6" text:outline-level="2" text:is-list-header="true">Editing channel details</text:h>
      <text:p text:style-name="Text_20_body"><text:span text:style-name="T5">You can change the Title, Description and Access details to your channel at any time. You can do this from either the </text:span><text:a xlink:type="simple" xlink:href="http://buddycloud.com/cms/node/155">Following tab</text:a><text:span text:style-name="T5"> or whilst viewing the channel. Select '</text:span><text:span text:style-name="T8">Options &gt; Channel &gt; Show channel details</text:span><text:span text:style-name="T5">', then '</text:span><text:span text:style-name="T8">Options &gt; Edit details</text:span><text:span text:style-name="T5">'.</text:span></text:p>
      <text:p text:style-name="P9">There are two types of channel Access, either '<text:span text:style-name="T1">Open channel</text:span>' or '<text:span text:style-name="T1">Members only</text:span>'.</text:p>
      <text:list text:style-name="L5">
        <text:list-item>
          <text:p text:style-name="P26">With '<text:span text:style-name="T1">Open channel</text:span>' anyone is allowed to follow this channel, and can read only to start with. </text:p>
        </text:list-item>
        <text:list-item>
          <text:p text:style-name="P15">With '<text:span text:style-name="T1">Members only</text:span>' access a channel can only be read if the moderators of the channel allows them. Only allowed they can read and post to start with. </text:p>
        </text:list-item>
      </text:list>
      <text:p text:style-name="P9">You can also set what new followers of a channel can do, these are either '<text:span text:style-name="T1">Read only</text:span>' or '<text:span text:style-name="T1">Read and post</text:span>'.</text:p>
      <text:list text:style-name="L6">
        <text:list-item>
          <text:p text:style-name="P27">With '<text:span text:style-name="T1">Read only</text:span>' new followers of the channel can only read what is posted to the channel. </text:p>
        </text:list-item>
        <text:list-item>
          <text:p text:style-name="P16">With '<text:span text:style-name="T1">Read and post</text:span>' new followers can both read and post to the channel. </text:p>
        </text:list-item>
      </text:list>
      <text:p text:style-name="P1"/>
      <text:h text:style-name="P6" text:outline-level="2" text:is-list-header="true">Follower management</text:h>
      <text:p text:style-name="P9">You can manage the followers on a channel in two ways. Either directly whilst reading a follower's post, or from the channel's followers.</text:p>
      <text:h text:style-name="P8" text:outline-level="3" text:is-list-header="true">On a follower's post</text:h>
      <text:p text:style-name="P9">You can change what a follower can do directly on a post they have made. To do so select '<text:span text:style-name="T1">Options &gt; (selected post) &gt; Change permission</text:span>'. </text:p>
      <text:h text:style-name="P8" text:outline-level="3" text:is-list-header="true">Channel's followers</text:h>
      <text:p text:style-name="Text_20_body"><text:span text:style-name="T5">Alternatively you can do it from the channel's followers. You can see the followers from either the </text:span><text:a xlink:type="simple" xlink:href="http://buddycloud.com/cms/node/155">Following tab</text:a><text:span text:style-name="T5"> or directly from the channel. First select '</text:span><text:span text:style-name="T8">Options &gt; Channel &gt; Show followers</text:span><text:span text:style-name="T5">'. Then '</text:span><text:span text:style-name="T8">Options &gt; (selected post) &gt; Change permission</text:span><text:span text:style-name="T5">' in the </text:span><text:a xlink:type="simple" xlink:href="http://buddycloud.com/cms/node/157">Explorer tab</text:a><text:span text:style-name="T5">. </text:span></text:p>
      <text:p text:style-name="P1"/>
      <text:h text:style-name="P6" text:outline-level="2" text:is-list-header="true"><text:soft-page-break/>What the permissions mean</text:h>
      <text:p text:style-name="Text_20_body"><text:span text:style-name="T5">A follower of a channel can have different permissions in a channel. These permissions are generally shown in a '</text:span><text:span text:style-name="T8">bar</text:span><text:span text:style-name="T5">' when viewing a channel's content or when seeing the followers of a channel in the </text:span><text:a xlink:type="simple" xlink:href="http://buddycloud.com/cms/node/157">Explorer tab</text:a><text:span text:style-name="T5">.</text:span></text:p>
      <text:list text:style-name="L7">
        <text:list-item>
          <text:p text:style-name="P28">The '<text:span text:style-name="T9">producer</text:span>' or the owner of a channel appears in red. </text:p>
        </text:list-item>
        <text:list-item>
          <text:p text:style-name="P28">A channels '<text:span text:style-name="T10">moderator</text:span>' appears in orange/yellow. </text:p>
        </text:list-item>
        <text:list-item>
          <text:p text:style-name="P28">A 'follower' appears without colour. If they are '<text:span text:style-name="T11">follower + post</text:span>', they are shown as gray in the Explorer tab. </text:p>
        </text:list-item>
        <text:list-item>
          <text:p text:style-name="P17">A 'banned' user can neither read or post in a channel. </text:p>
        </text:list-item>
      </text:list>
      <text:h text:style-name="P5" text:outline-level="2" text:is-list-header="true">Content management</text:h>
      <text:p text:style-name="P9">The producer and moderators of a channel have complete control over it's content. This can be done by '<text:span text:style-name="T1">Deleting a post</text:span>'.</text:p>
      <text:h text:style-name="P7" text:outline-level="3" text:is-list-header="true">Deleting a post</text:h>
      <text:p text:style-name="Text_20_body"><text:span text:style-name="T5">A producer or moderator can delete a post from a channel at any time. Simply select the </text:span><text:a xlink:type="simple" xlink:href="http://buddycloud.com/cms/node/163">topic or comment post</text:a><text:span text:style-name="T5"> to be deleted, then from the menu '</text:span><text:span text:style-name="T8">Options &gt; (selected post) &gt; Delete post</text:span><text:span text:style-name="T5">'. This post will then be deleted from the server and from followers of the channel. Deleting a </text:span><text:span text:style-name="T8">topic</text:span><text:span text:style-name="T5"> that has </text:span><text:span text:style-name="T8">comments</text:span><text:span text:style-name="T5"> will delete all </text:span><text:span text:style-name="T8">comments</text:span><text:span text:style-name="T5"> also.</text:span></text:p>
      <text:h text:style-name="P7" text:outline-level="3" text:is-list-header="true">Deleting a channel</text:h>
      <text:p text:style-name="P9">As the producer of a channel you can also delete it if you wish. Deleting a channel will cause all channel information to be deleted including channel post content. To delete a channel, first select the channel and press '<text:span text:style-name="T1">Options &gt; Show channel details</text:span>' from the menu. Then '<text:span text:style-name="T1">Options &gt; Delete</text:span>' and confirm in the channel details screen.</text:p>
      <text:p text:style-name="P1"/>
      <text:h text:style-name="P3" text:outline-level="2" text:is-list-header="true">Report a post or channel</text:h>
      <text:p text:style-name="P9">If you find a post or channel contains spam, abuse or copyrighted content, you can report it to Buddycloud. The post or channel will then be reviewed and action will be taken when necessary.</text:p>
      <text:h text:style-name="P7" text:outline-level="3" text:is-list-header="true">Report a post</text:h>
      <text:p text:style-name="P9">Followers of a channel who can post, channel moderators and producers can report posted content. To report a post, select the post in the channel view, then in the menu press '<text:span text:style-name="T1">Options &gt; (selected post) &gt; Report post</text:span>'.</text:p>
      <text:h text:style-name="P7" text:outline-level="3" text:is-list-header="true">Report a channel</text:h>
      <text:p text:style-name="Text_20_body"><text:span text:style-name="T5">To report a followed channel, from either the </text:span><text:a xlink:type="simple" xlink:href="http://buddycloud.com/cms/node/155">Following tab</text:a><text:span text:style-name="T5"> or in the channel view, select '</text:span><text:span text:style-name="T8">Options &gt; Channel &gt; Show channel details</text:span><text:span text:style-name="T5">'. Then in the menu '</text:span><text:span text:style-name="T8">Options &gt; Report channel</text:span><text:span text:style-name="T5">'.</text:span></text:p>
      <text:p text:style-name="P1"/>
      <text:h text:style-name="P2" text:outline-level="2" text:is-list-header="true">Know your tabs</text:h>
      <text:h text:style-name="P5" text:outline-level="2" text:is-list-header="true">Following Tab</text:h>
      <text:p text:style-name="P9">The Following Tab is where the latest status and place streams of all your Buddycloud follower's are shown. Also shown here are any Buddycloud channels that you are also following.</text:p>
      <text:p text:style-name="P9">The top item in the Following Tab is you. This is how your follower's will see you.</text:p>
      <text:p text:style-name="P9">What is displayed in it is similar as to you other followers, under each contacts name is a status message, it tells you about their current status. (e.g. '<text:span text:style-name="T1">is feeling great!</text:span>'). Below this is the place history, with previous place at the top of the time line, then the current place and lastly the next place of the contact. </text:p>
      <text:p text:style-name="P9">Selecting the context menu of the follower will give you specific items such as '<text:span text:style-name="T1">Show channel</text:span>', '<text:span text:style-name="T1">Show private messages</text:span>' or '<text:span text:style-name="T1">Show channel details</text:span>'.</text:p>
      <text:p text:style-name="P9">Buddycloud gives you the ability to create topic channels about a certain subjects. These will also be accessible in the Following Tab.</text:p>
      <text:p text:style-name="P1"/>
      <text:h text:style-name="P6" text:outline-level="2" text:is-list-header="true">Adding a contact or channel</text:h>
      <text:p text:style-name="P9">If you know the Id of a contact or channel you want to add to your Following tab, you can do so by selecting '<text:span text:style-name="T1">Options &gt; Follow...</text:span>'.</text:p>
      <text:p text:style-name="P9">Enter the full Id of the contact (e.g. "user@gmail.com" or "name@ovi.com") or the #Channel Id (eg. "#help" or "#beer"), press '<text:span text:style-name="T1">Ok</text:span>' and your request will be sent.</text:p>
      <text:p text:style-name="P1"/>
      <text:h text:style-name="P3" text:outline-level="2" text:is-list-header="true">Places Tab</text:h>
      <text:p text:style-name="P9">The Places Tab is where all the places you have bookmarked are kept. As you explore your surroundings and bookmark more places the Place Tab will fill up.</text:p>
      <text:p text:style-name="P9">To bookmark a new place, use menu '<text:span text:style-name="T1">Options &gt; Bookmark new place</text:span>'. If there are other places in the nearby area you will be shown a list of places you can select. If your current place is not in the list, select '<text:span text:style-name="T1">Create place</text:span>'.</text:p>
      <text:p text:style-name="P9">Once you have bookmarked a place you should not need to bookmark it again, Buddycloud's location technology will place you there automatically. To override your current place to the selected place, use menu '<text:span text:style-name="T1">Options &gt; Place &gt; Relearn this place</text:span>'.</text:p>
      <text:p text:style-name="P9">To set the next place you plan to go to, select a place in the list and press menu '<text:span text:style-name="T1">Options &gt; Place &gt; Set as next place</text:span>'.</text:p>
      <text:p text:style-name="P9">After a place has been bookmarked you are still able to edit the details of the place such as the address. To edit a selected place, use menu '<text:span text:style-name="T1">Options &gt; Place &gt; Edit details</text:span>'.</text:p>
      <text:p text:style-name="P1"/>
      <text:h text:style-name="P6" text:outline-level="2" text:is-list-header="true">Bookmarking a new place</text:h>
      <text:p text:style-name="P9">When your current place reads '<text:span text:style-name="T1">Somewhere new in...</text:span>', it means you can now name the place you are at. To name your current place select '<text:span text:style-name="T1">Options &gt; Bookmark new place</text:span>' from the menu.</text:p>
      <text:h text:style-name="P7" text:outline-level="3" text:is-list-header="true">Defining a new place</text:h>
      <text:p text:style-name="P9">When bookmarking a new place or editing the details of an existing place it is best to fill in as much accurate detail as possible for each field.</text:p>
      <text:p text:style-name="P9">Selecting a place as '<text:span text:style-name="T1">shared</text:span>' allows this place to be shared with other Buddycloud users. It will appear on other people's Explorer Tab when they are in the area. Also if using Buddycloud with another community (e.g. Facebook) it will be published to it. A typical example of a shared place would be a "Coffee Shop".</text:p>
      <text:p text:style-name="P9">A '<text:span text:style-name="T1">personal</text:span>' place means the place is only seen by you, is not accessible by others and is not published to other communities. A good example would be "Home" or "Dave's flat".</text:p>
      <text:p text:style-name="P9">When bookmarking a shared place you can search for the details of this place. Buddycloud will use it's nearby technology to find the nearest place according to the fields you fill in. To search, press '<text:span text:style-name="T1">Options &gt; Search for address</text:span>' and a list of possible place matches will be returned.</text:p>
      <text:p text:style-name="P1"/>
      <text:h text:style-name="P6" text:outline-level="2" text:is-list-header="true"><text:soft-page-break/>Setting your next place</text:h>
      <text:p text:style-name="P9">To set the next place you plan to go to, select a place in the Places Tab and press menu '<text:span text:style-name="T1">Options &gt; Place &gt; Set as next place</text:span>'.</text:p>
      <text:p text:style-name="P9">You can also enter any text as your next place (eg. "Visiting Dave @9pm"), you can do this by selecting '<text:span text:style-name="T1">Options &gt; Set next place</text:span>' in the menu.</text:p>
      <text:p text:style-name="P1"/>
      <text:h text:style-name="P3" text:outline-level="2" text:is-list-header="true">Explorer tab</text:h>
      <text:p text:style-name="P9">The Explorer tab you can browse what's Nearby to you and other contacts, see most popular Channels, see what Channel's a contact is following, and even all the followers of a Channel.</text:p>
      <text:p text:style-name="P9">You can use the Explorer Tab to browse the 'cloud. You can do this by selecting an item to explore in the any of the main tabs, then using '<text:span text:style-name="T1">Options &gt; Explore</text:span>' and selecting one of the available items.</text:p>
      <text:p text:style-name="P9">When highlighting a contact you could have the following exploring options.</text:p>
      <text:list text:style-name="L8">
        <text:list-item>
          <text:p text:style-name="P29">'<text:span text:style-name="T1">Show followers</text:span>' will show a list of people who are following this contact. </text:p>
        </text:list-item>
        <text:list-item>
          <text:p text:style-name="P29">'<text:span text:style-name="T1">Show following</text:span>' shows a list of channels this selected contact is following. </text:p>
        </text:list-item>
        <text:list-item>
          <text:p text:style-name="P29">'<text:span text:style-name="T1">Show moderating</text:span>' will show a list of channels this contact moderates. </text:p>
        </text:list-item>
        <text:list-item>
          <text:p text:style-name="P29">'<text:span text:style-name="T1">Show producing</text:span>' will show a list of channels this contact is the content producer of. </text:p>
        </text:list-item>
        <text:list-item>
          <text:p text:style-name="P18">'<text:span text:style-name="T1">Show nearby</text:span>' show a list of what is nearby to the selected contact. </text:p>
        </text:list-item>
      </text:list>
      <text:p text:style-name="P9">When highlighting a Channel you could have the following exploring options.</text:p>
      <text:list text:style-name="L9">
        <text:list-item>
          <text:p text:style-name="P30">'<text:span text:style-name="T1">Show followers</text:span>' will show a list of people who are following this Channel. </text:p>
        </text:list-item>
        <text:list-item>
          <text:p text:style-name="P30">'<text:span text:style-name="T1">Show moderators</text:span>' will show a list of people who are this Channels moderators. </text:p>
        </text:list-item>
        <text:list-item>
          <text:p text:style-name="P19">'<text:span text:style-name="T1">Show nearby</text:span>' if the channel is a location Channel, this will show a list of what is nearby to the selected Channel. </text:p>
        </text:list-item>
      </text:list>
      <text:p text:style-name="P9">Pressing '<text:span text:style-name="T1">Back</text:span>' will take you to the previously explored level.</text:p>
      <text:p text:style-name="P1"/>
      <text:p text:style-name="P1"/>
      <text:h text:style-name="P2" text:outline-level="2" text:is-list-header="true">Settings</text:h>
      <text:h text:style-name="P5" text:outline-level="2" text:is-list-header="true">Adjusting your preferences</text:h>
      <text:p text:style-name="P9">The following is a guide on how to fine tune your Buddycloud channels application.</text:p>
      <text:p text:style-name="P9">You can access the application Settings from any of the main tabs by selecting '<text:span text:style-name="T1">Options &gt; Settings &gt; Preferences</text:span>'.</text:p>
      <text:h text:style-name="P11" text:outline-level="4" text:is-list-header="true">Account tab</text:h>
      <text:p text:style-name="P9">The Account tab allow you to change your main account used by Buddycloud. You must be offline to change these settings and doing so will clear all cached data for the old account.</text:p>
      <text:h text:style-name="P11" text:outline-level="4" text:is-list-header="true">Preferences tab</text:h>
      <text:p text:style-name="P9">Here you can adjust more general settings. Like the language Buddycloud uses. Whether to show private messages from unknown people in the <text:span text:style-name="T1">Following</text:span> tab. To ask for the Interent Access Point to use at application launch. Finally to launch the application automatically at phone launch.</text:p>
      <text:h text:style-name="P11" text:outline-level="4" text:is-list-header="true">Notifications tab</text:h>
      <text:p text:style-name="P9">This tab allows you to fine tune the notification settings of the application. Notifications will occur when a new Channel post or Private message is received. You have to option to configure how often Channels will notify you, and even the tones used for each type of notification.</text:p>
      <text:h text:style-name="P11" text:outline-level="4" text:is-list-header="true">Positioning tab</text:h>
      <text:p text:style-name="P9">Buddycloud uses a layered positioning approach, therefore it enables you to use different positioning resources of your choice. In the Positioning Tab you are able to turn on/off different resources that are used to position you. Changing the settings can increase or decrease your positioning accuracy.</text:p>
      <text:p text:style-name="P1"/>
      <text:h text:style-name="P5" text:outline-level="2" text:is-list-header="true"/>
      <text:h text:style-name="P3" text:outline-level="2" text:is-list-header="true">Sharing online</text:h>
      <text:p text:style-name="P9">Using Buddycloud channels you are able to update your Facebook and Twitter social networks automatically. </text:p>
      <text:p text:style-name="P9">Add the Buddycloud application to your Facebook profile and login using your Id. Then when you update your status or enter a public place, your Facebook profile will be updated.</text:p>
      <text:p text:style-name="P9">By adding your Twitter username to Buddycloud channels, tweets will be sent to your Twitter profile each time you change your status on Buddycloud channe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10-02-01T13:21:57</dc:date>
    <meta:editing-cycles>1</meta:editing-cycles>
    <meta:editing-duration>PT54S</meta:editing-duration>
    <meta:user-defined meta:name="Info 1"/>
    <meta:user-defined meta:name="Info 2"/>
    <meta:user-defined meta:name="Info 3"/>
    <meta:user-defined meta:name="Info 4"/>
    <meta:document-statistic meta:table-count="0" meta:image-count="0" meta:object-count="0" meta:page-count="15" meta:paragraph-count="154" meta:word-count="2928" meta:character-count="17148"/>
  </office:meta>
</office:document-meta>
</file>